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3ED2E57A18C923BB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6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7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8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11" style:family="graphic" style:parent-style-name="standard">
      <style:graphic-properties draw:stroke="none" draw:fill="none" fo:min-height="2.135cm"/>
      <style:paragraph-properties style:writing-mode="lr-tb"/>
    </style:style>
    <style:style style:name="gr1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15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16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17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18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19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0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1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2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7cm"/>
      <style:paragraph-properties style:writing-mode="lr-tb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draw:fill="none" fo:min-height="0.712cm"/>
      <style:paragraph-properties style:writing-mode="lr-tb"/>
    </style:style>
    <style:style style:name="gr27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28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9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30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31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32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33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4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35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36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37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8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9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0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1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fo:min-height="0.637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5cm, 1.67cm, 3.851cm, 7.314cm)" draw:image-opacity="100%" style:mirror="none"/>
    </style:style>
    <style:style style:name="gr44" style:family="graphic" style:parent-style-name="standard">
      <style:graphic-properties draw:stroke="none" draw:fill="none" fo:min-height="1.4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37cm"/>
      <style:paragraph-properties style:writing-mode="lr-tb"/>
    </style:style>
    <style:style style:name="gr46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47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8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49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0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51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3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4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2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</style:style>
    <style:style style:name="P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</style:style>
    <style:style style:name="P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</style:style>
    <style:style style:name="P6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2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6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5cm" svg:height="1cm" svg:x="11cm" svg:y="12cm">
          <text:p text:style-name="P1">ΔCR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5cm" svg:height="1cm" draw:transform="rotate (-1.25209920538073) translate (8.95cm 6.464cm)">
          <text:p text:style-name="P1">LEU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5cm" svg:height="1cm" draw:transform="rotate (1.25873145653831) translate (16.661cm 11.545cm)">
          <text:p text:style-name="P1">amp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5cm" svg:height="1cm" draw:transform="rotate (0.678933079025794) translate (8.501cm 4.954cm)">
          <text:p text:style-name="P1">CEN_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cm" draw:transform="rotate (-1.25209920538073) translate (7.85cm 6.964cm)">
          <text:p text:style-name="P1">HI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5cm" svg:height="1cm" draw:transform="rotate (-1.25209920538073) translate (6.65cm 7.365cm)">
          <text:p text:style-name="P1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8.564cm" svg:y1="4.942cm" svg:x2="8.246cm" svg:y2="6.129cm">
          <text:p/>
        </draw:line>
        <draw:line draw:style-name="gr9" draw:text-style-name="P7" draw:layer="layout" svg:x1="8.821cm" svg:y1="5.666cm" svg:x2="8.573cm" svg:y2="6.652cm">
          <text:p/>
        </draw:line>
        <draw:line draw:style-name="gr9" draw:text-style-name="P7" draw:layer="layout" svg:x1="13.968cm" svg:y1="2.219cm" svg:x2="13.358cm" svg:y2="2.171cm">
          <text:p/>
        </draw:line>
        <draw:line draw:style-name="gr9" draw:text-style-name="P7" draw:layer="layout" svg:x1="18.426cm" svg:y1="5.611cm" svg:x2="18.514cm" svg:y2="6.146cm">
          <text:p/>
        </draw:line>
        <draw:line draw:style-name="gr9" draw:text-style-name="P7" draw:layer="layout" svg:x1="16.784cm" svg:y1="11.574cm" svg:x2="16.56cm" svg:y2="11.872cm">
          <text:p/>
        </draw:line>
        <draw:line draw:style-name="gr9" draw:text-style-name="P7" draw:layer="layout" svg:x1="9.878cm" svg:y1="11.906cm" svg:x2="10.554cm" svg:y2="12.7cm">
          <text:p/>
        </draw:line>
        <draw:line draw:style-name="gr9" draw:text-style-name="P7" draw:layer="layout" svg:x1="14.477cm" svg:y1="1.744cm" svg:x2="13.867cm" svg:y2="1.696cm">
          <text:p/>
        </draw:line>
        <draw:line draw:style-name="gr9" draw:text-style-name="P7" draw:layer="layout" svg:x1="18.934cm" svg:y1="5.516cm" svg:x2="19.088cm" svg:y2="6.5cm">
          <text:p/>
        </draw:line>
        <draw:line draw:style-name="gr9" draw:text-style-name="P7" draw:layer="layout" svg:x1="17.089cm" svg:y1="11.92cm" svg:x2="16.506cm" svg:y2="12.835cm">
          <text:p/>
        </draw:line>
        <draw:line draw:style-name="gr9" draw:text-style-name="P7" draw:layer="layout" svg:x1="10.642cm" svg:y1="11.862cm" svg:x2="11cm" svg:y2="12.294cm">
          <text:p/>
        </draw:line>
        <draw:line draw:style-name="gr9" draw:text-style-name="P7" draw:layer="layout" svg:x1="9.294cm" svg:y1="12.966cm" svg:x2="9.069cm" svg:y2="12.333cm">
          <text:p/>
        </draw:line>
        <draw:line draw:style-name="gr9" draw:text-style-name="P7" draw:layer="layout" svg:x1="7.371cm" svg:y1="7.1cm" svg:x2="7.145cm" svg:y2="6.466cm">
          <text:p/>
        </draw:line>
        <draw:line draw:style-name="gr9" draw:text-style-name="P7" draw:layer="layout" svg:x1="8.145cm" svg:y1="13.387cm" svg:x2="7.92cm" svg:y2="12.754cm">
          <text:p/>
        </draw:line>
        <draw:line draw:style-name="gr9" draw:text-style-name="P7" draw:layer="layout" svg:x1="6.153cm" svg:y1="7.517cm" svg:x2="5.928cm" svg:y2="6.884cm">
          <text:p/>
        </draw:line>
        <draw:custom-shape draw:style-name="gr10" draw:text-style-name="P5" draw:layer="layout" svg:width="5.5cm" svg:height="1cm" draw:transform="rotate (-1.25209920538073) translate (5.35cm 7.866cm)">
          <text:p text:style-name="P1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5.137cm" svg:height="2.385cm" svg:x="33.363cm" svg:y="2.615cm">
          <draw:text-box>
            <text:p>YIplac211 <text:tab/>URA3</text:p>
            <text:p>YIplac128 <text:tab/>LEU2</text:p>
            <text:p>YIplac204 <text:tab/>TRP1</text:p>
          </draw:text-box>
        </draw:frame>
        <draw:line draw:style-name="gr9" draw:text-style-name="P7" draw:layer="layout" svg:x1="4.831cm" svg:y1="8.013cm" svg:x2="4.606cm" svg:y2="7.38cm">
          <text:p/>
        </draw:line>
        <draw:line draw:style-name="gr9" draw:text-style-name="P7" draw:layer="layout" svg:x1="6.843cm" svg:y1="13.905cm" svg:x2="6.618cm" svg:y2="13.272cm">
          <text:p/>
        </draw:line>
        <draw:custom-shape draw:style-name="gr12" draw:text-style-name="P3" draw:layer="layout" svg:width="5.5cm" svg:height="1cm" draw:transform="rotate (0.678933079025794) translate (7.617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3.993cm" svg:y1="2.219cm" svg:x2="13.383cm" svg:y2="2.171cm">
          <text:p/>
        </draw:line>
        <draw:line draw:style-name="gr9" draw:text-style-name="P7" draw:layer="layout" svg:x1="14.502cm" svg:y1="1.744cm" svg:x2="13.892cm" svg:y2="1.696cm">
          <text:p/>
        </draw:line>
        <draw:line draw:style-name="gr9" draw:text-style-name="P7" draw:layer="layout" svg:x1="7.617cm" svg:y1="4cm" svg:x2="7.025cm" svg:y2="4.5cm">
          <text:p/>
        </draw:line>
        <draw:line draw:style-name="gr9" draw:text-style-name="P7" draw:layer="layout" svg:x1="13.025cm" svg:y1="0.689cm" svg:x2="12.433cm" svg:y2="1.189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2" draw:layer="layout" svg:width="5.5cm" svg:height="1cm" svg:x="11cm" svg:y="12cm">
          <text:p text:style-name="P1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5.5cm" svg:height="1cm" draw:transform="rotate (-1.25209920538073) translate (8.95cm 6.464cm)">
          <text:p text:style-name="P1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5.5cm" svg:height="1cm" draw:transform="rotate (1.25873145653831) translate (16.661cm 11.545cm)">
          <text:p text:style-name="P1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5cm" svg:height="1cm" draw:transform="rotate (0.678933079025794) translate (8.501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5.5cm" svg:height="1cm" draw:transform="rotate (0.678933079025794) translate (7.592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5.5cm" svg:height="1cm" draw:transform="rotate (-1.25209920538073) translate (7.85cm 6.964cm)">
          <text:p text:style-name="P1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5.5cm" svg:height="1cm" draw:transform="rotate (-1.25209920538073) translate (6.65cm 7.365cm)">
          <text:p text:style-name="P1">KanM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8.564cm" svg:y1="4.942cm" svg:x2="8.246cm" svg:y2="6.129cm">
          <text:p/>
        </draw:line>
        <draw:line draw:style-name="gr9" draw:text-style-name="P7" draw:layer="layout" svg:x1="8.821cm" svg:y1="5.666cm" svg:x2="8.573cm" svg:y2="6.652cm">
          <text:p/>
        </draw:line>
        <draw:line draw:style-name="gr9" draw:text-style-name="P7" draw:layer="layout" svg:x1="13.968cm" svg:y1="2.219cm" svg:x2="13.358cm" svg:y2="2.171cm">
          <text:p/>
        </draw:line>
        <draw:line draw:style-name="gr9" draw:text-style-name="P7" draw:layer="layout" svg:x1="18.426cm" svg:y1="5.611cm" svg:x2="18.514cm" svg:y2="6.146cm">
          <text:p/>
        </draw:line>
        <draw:line draw:style-name="gr9" draw:text-style-name="P7" draw:layer="layout" svg:x1="16.784cm" svg:y1="11.574cm" svg:x2="16.56cm" svg:y2="11.872cm">
          <text:p/>
        </draw:line>
        <draw:line draw:style-name="gr9" draw:text-style-name="P7" draw:layer="layout" svg:x1="9.878cm" svg:y1="11.906cm" svg:x2="10.554cm" svg:y2="12.7cm">
          <text:p/>
        </draw:line>
        <draw:line draw:style-name="gr9" draw:text-style-name="P7" draw:layer="layout" svg:x1="14.477cm" svg:y1="1.744cm" svg:x2="13.867cm" svg:y2="1.696cm">
          <text:p/>
        </draw:line>
        <draw:line draw:style-name="gr9" draw:text-style-name="P7" draw:layer="layout" svg:x1="18.934cm" svg:y1="5.516cm" svg:x2="19.088cm" svg:y2="6.5cm">
          <text:p/>
        </draw:line>
        <draw:line draw:style-name="gr9" draw:text-style-name="P7" draw:layer="layout" svg:x1="17.089cm" svg:y1="11.92cm" svg:x2="16.506cm" svg:y2="12.835cm">
          <text:p/>
        </draw:line>
        <draw:line draw:style-name="gr9" draw:text-style-name="P7" draw:layer="layout" svg:x1="10.642cm" svg:y1="11.862cm" svg:x2="11cm" svg:y2="12.294cm">
          <text:p/>
        </draw:line>
        <draw:line draw:style-name="gr9" draw:text-style-name="P7" draw:layer="layout" svg:x1="7.592cm" svg:y1="4cm" svg:x2="7cm" svg:y2="4.5cm">
          <text:p/>
        </draw:line>
        <draw:line draw:style-name="gr9" draw:text-style-name="P7" draw:layer="layout" svg:x1="13cm" svg:y1="0.689cm" svg:x2="12.408cm" svg:y2="1.189cm">
          <text:p/>
        </draw:line>
        <draw:line draw:style-name="gr9" draw:text-style-name="P7" draw:layer="layout" svg:x1="7.225cm" svg:y1="7.133cm" svg:x2="7cm" svg:y2="6.5cm">
          <text:p/>
        </draw:line>
        <draw:line draw:style-name="gr9" draw:text-style-name="P7" draw:layer="layout" svg:x1="9.225cm" svg:y1="13cm" svg:x2="9cm" svg:y2="12.367cm">
          <text:p/>
        </draw:line>
        <draw:line draw:style-name="gr9" draw:text-style-name="P7" draw:layer="layout" svg:x1="7.226cm" svg:y1="7.134cm" svg:x2="7.001cm" svg:y2="6.501cm">
          <text:p/>
        </draw:line>
        <draw:line draw:style-name="gr9" draw:text-style-name="P7" draw:layer="layout" svg:x1="8.145cm" svg:y1="13.387cm" svg:x2="7.92cm" svg:y2="12.754cm">
          <text:p/>
        </draw:line>
        <draw:frame draw:style-name="gr23" draw:text-style-name="P10" draw:layer="layout" svg:width="3.5cm" svg:height="1cm" svg:x="17cm" svg:y="2cm">
          <draw:text-box>
            <text:p>pBR322</text:p>
          </draw:text-box>
        </draw:frame>
        <draw:frame draw:style-name="gr24" draw:text-style-name="P10" draw:layer="layout" svg:width="1.967cm" svg:height="0.962cm" svg:x="12.533cm" svg:y="13.5cm">
          <draw:text-box>
            <text:p>pTA1</text:p>
          </draw:text-box>
        </draw:frame>
        <draw:frame draw:style-name="gr25" draw:text-style-name="P8" draw:layer="layout" svg:width="2.437cm" svg:height="0.963cm" svg:x="4.563cm" svg:y="2.537cm">
          <draw:text-box>
            <text:p>pSH65</text:p>
          </draw:text-box>
        </draw:frame>
        <draw:frame draw:style-name="gr26" draw:text-style-name="P8" draw:layer="layout" svg:width="6.056cm" svg:height="0.962cm" svg:x="19.008cm" svg:y="9.133cm">
          <draw:text-box>
            <text:p>pUG35 CYC1-GFP </text:p>
          </draw:text-box>
        </draw:frame>
        <draw:frame draw:style-name="gr25" draw:text-style-name="P8" draw:layer="layout" svg:width="3.563cm" svg:height="0.963cm" svg:x="5.5cm" svg:y="1.037cm">
          <draw:text-box>
            <text:p>YEplac181</text:p>
          </draw:text-box>
        </draw:frame>
        <draw:frame draw:style-name="gr25" draw:text-style-name="P8" draw:layer="layout" svg:width="3.516cm" svg:height="0.963cm" svg:x="0.5cm" svg:y="10.5cm">
          <draw:text-box>
            <text:p>YEplac112</text:p>
          </draw:text-box>
        </draw:frame>
        <draw:frame draw:style-name="gr25" draw:text-style-name="P8" draw:layer="layout" svg:width="3.563cm" svg:height="0.963cm" svg:x="0.437cm" svg:y="12.037cm">
          <draw:text-box>
            <text:p>YEplac195</text:p>
          </draw:text-box>
        </draw:frame>
        <draw:frame draw:style-name="gr25" draw:text-style-name="P8" draw:layer="layout" svg:width="8.025cm" svg:height="0.963cm" svg:x="0cm" svg:y="13.5cm">
          <draw:text-box>
            <text:p>pFA6a-GFPS65T-kanMX6 </text:p>
          </draw:text-box>
        </draw:frame>
        <draw:line draw:style-name="gr9" draw:text-style-name="P7" draw:layer="layout" svg:x1="6cm" svg:y1="7.5cm" svg:x2="5.775cm" svg:y2="6.867cm">
          <text:p/>
        </draw:line>
        <draw:custom-shape draw:style-name="gr27" draw:text-style-name="P4" draw:layer="layout" svg:width="5.5cm" svg:height="1cm" draw:transform="rotate (0.00820304748437335) translate (21.986cm 1.468cm)">
          <text:p text:style-name="P1">ORI <text:span text:style-name="T1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5.5cm" svg:height="1cm" draw:transform="rotate (-0.000174532925199667) translate (22.01cm 0.055cm)">
          <text:p text:style-name="P1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5.5cm" svg:height="1cm" draw:transform="rotate (-0.0157079632679491) translate (22.016cm 4cm)">
          <text:p text:style-name="P1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5.5cm" svg:height="1cm" svg:x="22cm" svg:y="5.5cm">
          <text:p text:style-name="P1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5.5cm" svg:height="1cm" draw:transform="rotate (-0.002792526803191) translate (22.043cm 2.932cm)">
          <text:p text:style-name="P1">Marker<text:span text:style-name="T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2" draw:text-style-name="P12" draw:layer="layout" svg:width="5.5cm" svg:height="1cm" svg:x="5.4cm" svg:y="12cm">
          <text:p text:style-name="P11"><text:span text:style-name="T2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5.5cm" svg:height="1cm" draw:transform="rotate (0.678933079025794) translate (2.9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5.5cm" svg:height="1cm" draw:transform="rotate (-0.635648913576336) translate (8.974cm 1.654cm)">
          <text:p text:style-name="P11"><text:span text:style-name="T2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5" draw:layer="layout" svg:width="5.5cm" svg:height="1cm" draw:transform="rotate (-1.25209920538073) translate (3.35cm 6.464cm)">
          <text:p text:style-name="P11"><text:span text:style-name="T2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5.5cm" svg:height="1cm" draw:transform="rotate (1.25873145653831) translate (11.061cm 11.545cm)">
          <text:p text:style-name="P11"><text:span text:style-name="T2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5cm" svg:height="1cm" draw:transform="rotate (0.678933079025794) translate (2.901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5.5cm" svg:height="1cm" draw:transform="rotate (0.678933079025794) translate (1.992cm 3.954cm)">
          <text:p text:style-name="P11"><text:span text:style-name="T2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5" draw:layer="layout" svg:width="5.5cm" svg:height="1cm" draw:transform="rotate (-1.25209920538073) translate (2.25cm 6.964cm)">
          <text:p text:style-name="P11"><text:span text:style-name="T2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5.5cm" svg:height="1cm" draw:transform="rotate (-1.25209920538073) translate (1.05cm 7.365cm)">
          <text:p text:style-name="P11"><text:span text:style-name="T2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2.964cm" svg:y1="4.942cm" svg:x2="2.646cm" svg:y2="6.129cm">
          <text:p/>
        </draw:line>
        <draw:line draw:style-name="gr9" draw:text-style-name="P7" draw:layer="layout" svg:x1="3.221cm" svg:y1="5.666cm" svg:x2="2.973cm" svg:y2="6.652cm">
          <text:p/>
        </draw:line>
        <draw:line draw:style-name="gr9" draw:text-style-name="P7" draw:layer="layout" svg:x1="8.368cm" svg:y1="2.219cm" svg:x2="7.758cm" svg:y2="2.171cm">
          <text:p/>
        </draw:line>
        <draw:line draw:style-name="gr9" draw:text-style-name="P7" draw:layer="layout" svg:x1="12.826cm" svg:y1="5.611cm" svg:x2="12.914cm" svg:y2="6.146cm">
          <text:p/>
        </draw:line>
        <draw:line draw:style-name="gr9" draw:text-style-name="P7" draw:layer="layout" svg:x1="11.184cm" svg:y1="11.574cm" svg:x2="10.96cm" svg:y2="11.872cm">
          <text:p/>
        </draw:line>
        <draw:line draw:style-name="gr9" draw:text-style-name="P7" draw:layer="layout" svg:x1="4.278cm" svg:y1="11.906cm" svg:x2="4.954cm" svg:y2="12.7cm">
          <text:p/>
        </draw:line>
        <draw:line draw:style-name="gr9" draw:text-style-name="P7" draw:layer="layout" svg:x1="8.877cm" svg:y1="1.744cm" svg:x2="8.267cm" svg:y2="1.696cm">
          <text:p/>
        </draw:line>
        <draw:line draw:style-name="gr9" draw:text-style-name="P7" draw:layer="layout" svg:x1="13.334cm" svg:y1="5.516cm" svg:x2="13.488cm" svg:y2="6.5cm">
          <text:p/>
        </draw:line>
        <draw:line draw:style-name="gr9" draw:text-style-name="P7" draw:layer="layout" svg:x1="11.489cm" svg:y1="11.92cm" svg:x2="10.906cm" svg:y2="12.835cm">
          <text:p/>
        </draw:line>
        <draw:line draw:style-name="gr9" draw:text-style-name="P7" draw:layer="layout" svg:x1="5.042cm" svg:y1="11.862cm" svg:x2="5.4cm" svg:y2="12.294cm">
          <text:p/>
        </draw:line>
        <draw:line draw:style-name="gr9" draw:text-style-name="P7" draw:layer="layout" svg:x1="1.992cm" svg:y1="4cm" svg:x2="1.4cm" svg:y2="4.5cm">
          <text:p/>
        </draw:line>
        <draw:line draw:style-name="gr9" draw:text-style-name="P7" draw:layer="layout" svg:x1="7.4cm" svg:y1="0.689cm" svg:x2="6.808cm" svg:y2="1.189cm">
          <text:p/>
        </draw:line>
        <draw:line draw:style-name="gr9" draw:text-style-name="P7" draw:layer="layout" svg:x1="1.625cm" svg:y1="7.133cm" svg:x2="1.4cm" svg:y2="6.5cm">
          <text:p/>
        </draw:line>
        <draw:line draw:style-name="gr9" draw:text-style-name="P7" draw:layer="layout" svg:x1="3.625cm" svg:y1="13cm" svg:x2="3.4cm" svg:y2="12.367cm">
          <text:p/>
        </draw:line>
        <draw:line draw:style-name="gr9" draw:text-style-name="P7" draw:layer="layout" svg:x1="1.626cm" svg:y1="7.134cm" svg:x2="1.401cm" svg:y2="6.501cm">
          <text:p/>
        </draw:line>
        <draw:line draw:style-name="gr9" draw:text-style-name="P7" draw:layer="layout" svg:x1="2.545cm" svg:y1="13.387cm" svg:x2="2.32cm" svg:y2="12.754cm">
          <text:p/>
        </draw:line>
        <draw:line draw:style-name="gr9" draw:text-style-name="P7" draw:layer="layout" svg:x1="0.401cm" svg:y1="7.501cm" svg:x2="0.176cm" svg:y2="6.868cm">
          <text:p/>
        </draw:line>
        <draw:line draw:style-name="gr41" draw:text-style-name="P7" draw:layer="layout" svg:x1="6cm" svg:y1="11.5cm" svg:x2="7.5cm" svg:y2="11.5cm">
          <text:p/>
        </draw:line>
        <draw:line draw:style-name="gr41" draw:text-style-name="P7" draw:layer="layout" svg:x1="14.04cm" svg:y1="6.811cm" svg:x2="13.701cm" svg:y2="8cm">
          <text:p/>
        </draw:line>
        <draw:frame draw:style-name="gr42" draw:text-style-name="P8" draw:layer="layout" svg:width="1.556cm" svg:height="0.887cm" svg:x="14.5cm" svg:y="7cm">
          <draw:text-box>
            <text:p>987</text:p>
          </draw:text-box>
        </draw:frame>
        <draw:frame draw:style-name="gr42" draw:text-style-name="P8" draw:layer="layout" svg:width="1.556cm" svg:height="0.887cm" svg:x="5.944cm" svg:y="10.5cm">
          <draw:text-box>
            <text:p>577</text:p>
          </draw:text-box>
        </draw:frame>
        <draw:frame draw:style-name="gr43" draw:text-style-name="P17" draw:layer="layout" svg:width="8cm" svg:height="5.293cm" svg:x="18cm" svg:y="8.5cm">
          <draw:image xlink:href="Pictures/10000001000003000000023ED2E57A18C923BB8C.png" xlink:type="simple" xlink:show="embed" xlink:actuate="onLoad" draw:mime-type="image/png">
            <text:p/>
          </draw:image>
        </draw:frame>
        <draw:frame draw:style-name="gr44" draw:text-style-name="P8" draw:layer="layout" svg:width="8.833cm" svg:height="1.673cm" svg:x="17.667cm" svg:y="7cm">
          <draw:text-box>
            <text:p>PTA5, pTA6, pTA8 and pTA10</text:p>
          </draw:text-box>
        </draw:frame>
        <draw:frame draw:style-name="gr45" draw:text-style-name="P10" draw:layer="layout" svg:width="6.437cm" svg:height="1.673cm" svg:x="15.563cm" svg:y="0.827cm">
          <draw:text-box>
            <text:p>Diagnostic PCR with </text:p>
            <text:p>Primers 577 and 987</text:p>
          </draw:text-box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6" draw:text-style-name="P12" draw:layer="layout" svg:width="5.5cm" svg:height="1cm" svg:x="11cm" svg:y="12cm">
          <text:p text:style-name="P11"><text:span text:style-name="T2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3" draw:layer="layout" svg:width="5.5cm" svg:height="1cm" draw:transform="rotate (0.678933079025794) translate (8.5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4" draw:layer="layout" svg:width="5.5cm" svg:height="1cm" draw:transform="rotate (-0.635648913576336) translate (14.574cm 1.654cm)">
          <text:p text:style-name="P11"><text:span text:style-name="T2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5.5cm" svg:height="1cm" draw:transform="rotate (-1.25209920538073) translate (8.95cm 6.464cm)">
          <text:p text:style-name="P11"><text:span text:style-name="T2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6" draw:layer="layout" svg:width="5.5cm" svg:height="1cm" draw:transform="rotate (1.25873145653831) translate (16.661cm 11.545cm)">
          <text:p text:style-name="P11"><text:span text:style-name="T2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5cm" svg:height="1cm" draw:transform="rotate (0.678933079025794) translate (8.501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3" draw:layer="layout" svg:width="5.5cm" svg:height="1cm" draw:transform="rotate (0.678933079025794) translate (7.592cm 3.954cm)">
          <text:p text:style-name="P11"><text:span text:style-name="T2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5" draw:layer="layout" svg:width="5.5cm" svg:height="1cm" draw:transform="rotate (-1.25209920538073) translate (7.85cm 6.964cm)">
          <text:p text:style-name="P11"><text:span text:style-name="T2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5" draw:layer="layout" svg:width="5.5cm" svg:height="1cm" draw:transform="rotate (-1.25209920538073) translate (6.65cm 7.365cm)">
          <text:p text:style-name="P11"><text:span text:style-name="T2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rl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1-01-28T10:18:32.428436267</meta:creation-date>
    <dc:date>2023-02-18T08:03:31.718247185</dc:date>
    <dc:creator>Reviewer Reviewer</dc:creator>
    <meta:editing-duration>PT1H30S</meta:editing-duration>
    <meta:editing-cycles>11</meta:editing-cycles>
    <meta:generator>LibreOffice/7.4.5.1$Linux_X86_64 LibreOffice_project/40$Build-1</meta:generator>
    <meta:document-statistic meta:object-count="141"/>
  </office:meta>
</office:document-meta>
</file>